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db44" officeooo:paragraph-rsid="0001d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Palmer</text:p>
      <text:p text:style-name="P1">link to github</text:p>
      <text:p text:style-name="P1">link to site</text:p>
      <text:p text:style-name="P1"/>
      <text:p text:style-name="P1">Education</text:p>
      <text:p text:style-name="P1"/>
      <text:p text:style-name="P1">University of Waterloo</text:p>
      <text:p text:style-name="P1">Second Year, Honours Mathematical Physics / Honours Computer Science</text:p>
      <text:p text:style-name="P1">Expected Graduation Spring 2018</text:p>
      <text:p text:style-name="P1"/>
      <text:p text:style-name="P1">Experience</text:p>
      <text:p text:style-name="P1"/>
      <text:p text:style-name="P1">Member – Computer Science Clu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3:19:34.971766646</meta:creation-date>
    <dc:date>2015-09-23T23:27:59.958978901</dc:date>
    <meta:editing-duration>PT8M27S</meta:editing-duration>
    <meta:editing-cycles>1</meta:editing-cycles>
    <meta:document-statistic meta:table-count="0" meta:image-count="0" meta:object-count="0" meta:page-count="1" meta:paragraph-count="9" meta:word-count="30" meta:character-count="210" meta:non-whitespace-character-count="188"/>
    <meta:generator>LibreOffice/4.3.7.2$Linux_X86_64 LibreOffice_project/430m0$Build-2</meta:generator>
  </office:meta>
</office:document-meta>
</file>